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999" draw:textarea-horizontal-align="justify" draw:textarea-vertical-align="middle" draw:auto-grow-height="false" fo:min-height="3.56cm" fo:min-width="3.31cm"/>
    </style:style>
    <style:style style:name="gr2" style:family="graphic" style:parent-style-name="standard">
      <style:graphic-properties svg:stroke-color="#000000" draw:fill-color="#66ccff" draw:textarea-horizontal-align="justify" draw:textarea-vertical-align="middle" draw:auto-grow-height="false" fo:min-height="1.655cm" fo:min-width="3.31cm"/>
    </style:style>
    <style:style style:name="gr3" style:family="graphic" style:parent-style-name="standard">
      <style:graphic-properties draw:stroke="none" draw:fill="none" fo:min-height="0.994cm"/>
    </style:style>
    <style:style style:name="gr4" style:family="graphic" style:parent-style-name="standard">
      <style:graphic-properties svg:stroke-width="0.106cm" svg:stroke-color="#ff3399" draw:marker-start="Symmetric_20_Arrow" draw:marker-start-width="0.458cm" draw:marker-end="Symmetric_20_Arrow" draw:marker-end-width="0.458cm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svg:stroke-color="#000000" draw:fill-color="#ff9999" draw:textarea-horizontal-align="justify" draw:textarea-vertical-align="middle" draw:auto-grow-height="false" fo:min-height="1.655cm" fo:min-width="3.31cm"/>
    </style:style>
    <style:style style:name="gr6" style:family="graphic" style:parent-style-name="standard">
      <style:graphic-properties svg:stroke-color="#000000" draw:fill-color="#66ccff" draw:textarea-horizontal-align="justify" draw:textarea-vertical-align="middle" draw:auto-grow-height="false" fo:min-height="3.56cm" fo:min-width="3.31cm"/>
    </style:style>
    <style:style style:name="gr7" style:family="graphic" style:parent-style-name="standard">
      <style:graphic-properties svg:stroke-width="0.106cm" svg:stroke-color="#0066ff" draw:marker-start="Symmetric_20_Arrow" draw:marker-start-width="0.458cm" draw:marker-end="Symmetric_20_Arrow" draw:marker-end-width="0.458cm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  <style:text-properties style:font-name="DejaVu Sans" style:font-name-asian="DejaVu Sans"/>
    </style:style>
    <style:style style:name="P2" style:family="paragraph">
      <loext:graphic-properties draw:fill-color="#ff9999"/>
      <style:paragraph-properties fo:text-align="center"/>
      <style:text-properties style:font-name="DejaVu Sans" fo:font-size="12pt" style:font-name-asian="DejaVu Sans" style:font-size-asian="12pt" style:font-size-complex="12pt"/>
    </style:style>
    <style:style style:name="P3" style:family="paragraph">
      <loext:graphic-properties draw:fill-color="#66ccff"/>
      <style:paragraph-properties fo:text-align="center"/>
      <style:text-properties style:font-name="DejaVu Sans" fo:font-size="12pt" style:font-name-asian="DejaVu Sans" style:font-size-asian="12pt" style:font-size-complex="12pt"/>
    </style:style>
    <style:style style:name="P4" style:family="paragraph">
      <style:paragraph-properties fo:text-align="center"/>
      <style:text-properties fo:color="#ff3399" style:font-name="DejaVu Sans" fo:font-weight="bold" style:font-name-asian="DejaVu Sans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fo:color="#ff3399" style:font-name="DejaVu Sans" fo:font-weight="bold" style:font-name-asian="DejaVu Sans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0066ff" style:font-name="DejaVu Sans" fo:font-weight="bold" style:font-name-asian="DejaVu Sans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color="#0066ff" style:font-name="DejaVu Sans" fo:font-weight="bold" style:font-name-asian="DejaVu Sans" style:font-weight-asian="bold" style:font-weight-complex="bold"/>
    </style:style>
    <style:style style:name="T1" style:family="text">
      <style:text-properties style:font-name="DejaVu Sans" fo:font-size="12pt" style:font-name-asian="DejaVu Sans" style:font-size-asian="12pt" style:font-size-complex="12pt"/>
    </style:style>
    <style:style style:name="T2" style:family="text">
      <style:text-properties fo:color="#ff3399" style:font-name="DejaVu Sans" fo:font-size="12pt" fo:font-weight="bold" style:font-name-asian="DejaVu Sans" style:font-size-asian="12pt" style:font-weight-asian="bold" style:font-size-complex="12pt" style:font-weight-complex="bold"/>
    </style:style>
    <style:style style:name="T3" style:family="text">
      <style:text-properties fo:color="#0066ff" style:font-name="DejaVu Sans" fo:font-size="12pt" fo:font-weight="bold" style:font-name-asian="DejaVu Sans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3.81cm" svg:x="2.27cm" svg:y="2.27cm">
          <text:p text:style-name="P1"><text:span text:style-name="T1">名目金利</text:span><text:span text:style-name="T1"><text:line-break/></text:span><text:span text:style-name="T1">2%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905cm" svg:x="6.08cm" svg:y="4.175cm">
          <text:p text:style-name="P1"><text:span text:style-name="T1">期待インフレ率</text:span><text:span text:style-name="T1"><text:line-break/></text:span><text:span text:style-name="T1">1%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461cm" svg:height="1.244cm" svg:x="6.421cm" svg:y="2.557cm">
          <draw:text-box>
            <text:p text:style-name="P4"><text:span text:style-name="T2">実質金利</text:span><text:span text:style-name="T2"><text:line-break/></text:span><text:span text:style-name="T2">1%</text:span></text:p>
          </draw:text-box>
        </draw:frame>
        <draw:line draw:style-name="gr4" draw:text-style-name="P6" draw:layer="layout" svg:x1="6.761cm" svg:y1="2.27cm" svg:x2="6.761cm" svg:y2="4.175cm">
          <text:p/>
        </draw:line>
        <draw:custom-shape draw:style-name="gr5" draw:text-style-name="P2" draw:layer="layout" svg:width="3.81cm" svg:height="1.905cm" svg:x="11.16cm" svg:y="4.175cm">
          <text:p text:style-name="P1"><text:span text:style-name="T1">名目金利</text:span><text:span text:style-name="T1"><text:line-break/></text:span><text:span text:style-name="T1">1%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81cm" svg:height="3.81cm" svg:x="14.97cm" svg:y="2.27cm">
          <text:p text:style-name="P1"><text:span text:style-name="T1">期待インフレ率</text:span><text:span text:style-name="T1"><text:line-break/></text:span><text:span text:style-name="T1">2%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3.461cm" svg:height="1.244cm" svg:x="11.711cm" svg:y="2.557cm">
          <draw:text-box>
            <text:p text:style-name="P7"><text:span text:style-name="T3">実質金利</text:span><text:span text:style-name="T3"><text:line-break/></text:span><text:span text:style-name="T3">−</text:span><text:span text:style-name="T3">1%</text:span></text:p>
          </draw:text-box>
        </draw:frame>
        <draw:line draw:style-name="gr7" draw:text-style-name="P6" draw:layer="layout" svg:x1="12.051cm" svg:y1="2.27cm" svg:x2="12.051cm" svg:y2="4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03:29:12.352368000</meta:creation-date>
    <dc:date>2016-04-04T03:39:15.844345000</dc:date>
    <meta:editing-duration>PT10M1S</meta:editing-duration>
    <meta:editing-cycles>5</meta:editing-cycles>
    <meta:generator>LibreOffice/5.0.3.2$MacOSX_X86_64 LibreOffice_project/e5f16313668ac592c1bfb310f4390624e3dbfb75</meta:generator>
    <meta:document-statistic meta:object-count="8"/>
  </office:meta>
</office:document-meta>
</file>